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e9eda"/>
    </style:style>
    <style:style style:name="P2" style:family="paragraph" style:parent-style-name="Text_20_body">
      <style:paragraph-properties fo:text-align="start" style:justify-single-word="false"/>
      <style:text-properties officeooo:paragraph-rsid="001e9eda"/>
    </style:style>
    <style:style style:name="P3" style:family="paragraph" style:parent-style-name="Text_20_body">
      <style:text-properties officeooo:rsid="0024e096" officeooo:paragraph-rsid="0024e096"/>
    </style:style>
    <style:style style:name="P4" style:family="paragraph" style:parent-style-name="Text_20_body">
      <style:text-properties officeooo:rsid="00250f40" officeooo:paragraph-rsid="00250f40"/>
    </style:style>
    <style:style style:name="P5" style:family="paragraph" style:parent-style-name="Text_20_body">
      <style:text-properties style:font-name="DejaVu Sans Mono" fo:font-size="11pt" officeooo:rsid="00250f40" officeooo:paragraph-rsid="00250f40" style:font-size-asian="11pt" style:font-size-complex="11pt"/>
    </style:style>
    <style:style style:name="P6" style:family="paragraph" style:parent-style-name="Text_20_body">
      <style:text-properties style:font-name="DejaVu Sans Mono" fo:font-size="11pt" officeooo:rsid="00250f40" officeooo:paragraph-rsid="002c1f75" style:font-size-asian="11pt" style:font-size-complex="11pt"/>
    </style:style>
    <style:style style:name="P7" style:family="paragraph" style:parent-style-name="Text_20_body">
      <style:text-properties officeooo:paragraph-rsid="002d0c59"/>
    </style:style>
    <style:style style:name="P8" style:family="paragraph" style:parent-style-name="Text_20_body">
      <style:paragraph-properties fo:margin-left="0.4925in" fo:margin-right="0in" fo:text-indent="0in" style:auto-text-indent="false"/>
      <style:text-properties style:font-name="DejaVu Sans Mono" fo:font-size="11pt" officeooo:rsid="00250f40" officeooo:paragraph-rsid="00250f40" style:font-size-asian="11pt" style:font-size-complex="11pt"/>
    </style:style>
    <style:style style:name="T1" style:family="text">
      <style:text-properties style:font-name="Times New Roman"/>
    </style:style>
    <style:style style:name="T2" style:family="text">
      <style:text-properties style:font-name="Times New Roman" officeooo:rsid="00c7eeb1"/>
    </style:style>
    <style:style style:name="T3" style:family="text">
      <style:text-properties style:font-name="Times New Roman" officeooo:rsid="001fc769"/>
    </style:style>
    <style:style style:name="T4" style:family="text">
      <style:text-properties style:font-name="Times New Roman" officeooo:rsid="00218c90"/>
    </style:style>
    <style:style style:name="T5" style:family="text">
      <style:text-properties style:font-name="Times New Roman" officeooo:rsid="0022896c"/>
    </style:style>
    <style:style style:name="T6" style:family="text">
      <style:text-properties style:font-name="Times New Roman" officeooo:rsid="0023a150"/>
    </style:style>
    <style:style style:name="T7" style:family="text">
      <style:text-properties style:font-name="Times New Roman" officeooo:rsid="00250f40"/>
    </style:style>
    <style:style style:name="T8" style:family="text">
      <style:text-properties style:font-name="Times New Roman" officeooo:rsid="00295675"/>
    </style:style>
    <style:style style:name="T9" style:family="text">
      <style:text-properties officeooo:rsid="001fc769"/>
    </style:style>
    <style:style style:name="T10" style:family="text">
      <style:text-properties officeooo:rsid="002615cf"/>
    </style:style>
    <style:style style:name="T11" style:family="text">
      <style:text-properties officeooo:rsid="002a9411"/>
    </style:style>
    <style:style style:name="T12" style:family="text">
      <style:text-properties officeooo:rsid="002bf426"/>
    </style:style>
    <style:style style:name="T13" style:family="text">
      <style:text-properties officeooo:rsid="002c1f75"/>
    </style:style>
    <style:style style:name="T14" style:family="text">
      <style:text-properties officeooo:rsid="002c82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9">Future development</text:span>:</text:h>
      <text:p text:style-name="P2"><text:span text:style-name="T2"><text:s text:c="2"/></text:span><text:span text:style-name="T3">The QCAN2 was implemented to legacy specifications. </text:span><text:span text:style-name="T4">Technology has moved forward since the original specification, new tools, faster processors, modern RF and high speed communications have become available. <text:s/>This gives rise to a modernization opportunity to the QCAN2.</text:span></text:p>
      <text:p text:style-name="P2"><text:span text:style-name="T4"><text:s text:c="2"/>In the following chapters we outline a specification proposal, based upon the </text:span><text:span text:style-name="T5">learning</text:span><text:span text:style-name="T4"> </text:span><text:span text:style-name="T5">acquired</text:span><text:span text:style-name="T4"> during the development of the </text:span><text:span text:style-name="T5">QCAN2 device. It is not an error list, or defect list, it is a guide wire for a possible future direction in implementing QCAN3.</text:span></text:p>
      <text:h text:style-name="Heading_20_2" text:outline-level="2"><text:span text:style-name="T5"><text:s text:c="4"/>T</text:span><text:span text:style-name="T1">he QCAN3 advancement</text:span></text:h>
      <text:p text:style-name="Text_20_body"><text:span text:style-name="T1"><text:s text:c="2"/></text:span><text:span text:style-name="T6">The QCAN3 may move towards </text:span><text:span text:style-name="T8">more </text:span><text:span text:style-name="T6">real time interaction. The old device had a 400-500 ms serial transmission cycle, and the data was encapsulated within that packet. This was done with the intention of uniting the ‘stay alive’ and the ‘communication protocol’ messages.</text:span></text:p>
      <text:p text:style-name="Text_20_body"><text:span text:style-name="T6"><text:s text:c="2"/>The new device would separate them into two distinctive streams: a.) stay alive and </text:span><text:span text:style-name="T8">b</text:span><text:span text:style-name="T6">.) data;</text:span></text:p>
      <text:p text:style-name="P3"><text:span text:style-name="T6">T</text:span><text:span text:style-name="T1">he stay alive could be shorter, for example 4 bytes. (CAN bus native length)</text:span></text:p>
      <text:p text:style-name="P3"><text:span text:style-name="T1">The data could be longer, for example 8 bytes;<text:tab/> <text:s/>(2 x CAN bus native length)</text:span></text:p>
      <text:p text:style-name="P3"><text:span text:style-name="T1"><text:s text:c="3"/>The rational for the separation, is that the stay alive can function independently from the main data stream. This way the main data stream can be event driven; which allows faster response times. Also delivered content can be verified by an immediate return transmission. </text:span></text:p>
      <text:p text:style-name="P3"><text:span text:style-name="T1"><text:s text:c="3"/>For instance the ‘stay alive could be delivered every 500 ms, 1000 ms being cause for timeout response. (2 missed packets)</text:span></text:p>
      <text:p text:style-name="P3"><text:span text:style-name="T1"><text:s text:c="2"/>The data packet would contain information similar than the legacy devices, but the extra bytes would allow for a more consistent information flow. An example would be an additional op code for packet type identification. An op code for error conditions. A return packet could contain information about the reception / acknowledgment of the data, or the status of the operation itself.</text:span></text:p>
      <text:p text:style-name="P3"><text:span text:style-name="T1"><text:s text:c="2"/>Avoiding the cementing of the details, here is a pseudo code that would achieve that:</text:span></text:p>
      <text:p text:style-name="P3"><text:span text:style-name="T7">PP</text:span><text:span text:style-name="T1">=preable </text:span><text:span text:style-name="T7">TT</text:span><text:span text:style-name="T1">=type_code </text:span><text:span text:style-name="T7">CC</text:span><text:span text:style-name="T1">=command_code P1=param_1 P2=param_2 </text:span><text:span text:style-name="T7">P</text:span><text:span text:style-name="T1">3=param3 CS=checksum</text:span></text:p>
      <text:p text:style-name="P3"><text:span text:style-name="T1"><text:s text:c="5"/>PP TT CC P1 P2 P3 CS </text:span></text:p>
      <text:p text:style-name="P3"><text:span text:style-name="T1">And the matching return code:</text:span></text:p>
      <text:p text:style-name="P3"><text:span text:style-name="T1"><text:s text:c="5"/>PP TT CC R1 R2 R3 CS </text:span></text:p>
      <text:p text:style-name="P4"><text:span text:style-name="T1"><text:s text:c="2"/>Assuming the preamble of 0xab, type code 0x01, here is how an occupy (02) zone 0x03 by AGV 0x45 would look like:</text:span></text:p>
      <text:p text:style-name="P4"><text:span text:style-name="T1"><text:tab/>ab 01 02 03 45 00 00 CS</text:span></text:p>
      <text:p text:style-name="P3"><text:span text:style-name="T1"><text:s text:c="2"/></text:span><text:span text:style-name="T7">The checksum could be any algorithm agreed to by both AGV and QCAN2; for example:</text:span></text:p>
      <text:p text:style-name="P4"><text:soft-page-break/><text:span text:style-name="T1"/></text:p>
      <text:p text:style-name="P6">uint16_t sum_packet(const uint<text:span text:style-name="T13">8_t</text:span> *ptr, int len)</text:p>
      <text:p text:style-name="P5">{</text:p>
      <text:p text:style-name="P8">uint16_t sum = 0;<text:tab/><text:tab/>// <text:span text:style-name="T12">Allow overflow</text:span></text:p>
      <text:p text:style-name="P8">for(loop = 0; loop &lt; len; loop++)</text:p>
      <text:p text:style-name="P8"><text:tab/>sum += ptr[aa];<text:tab/><text:tab/>// <text:span text:style-name="T12">Per byte</text:span></text:p>
      <text:p text:style-name="P8">return sum;</text:p>
      <text:p text:style-name="P5">}</text:p>
      <text:p text:style-name="Text_20_body"><text:s text:c="3"/>The sum is checked by both peers, <text:span text:style-name="T10">bad </text:span>packets are <text:span text:style-name="T10">discarded. The event is interpreted immediately, submitted to the QCAN3 state machine, and sent back as soon as data is available. This is different than the legacy device, it delivered information on the next round robin of the serial cycle.</text:span></text:p>
      <text:p text:style-name="Text_20_body"><text:s text:c="2"/><text:span text:style-name="T11">The RF can also be adapted to follow the semi real time model. Instead of following the round robin cycle of the incoming commands, one can deliver an immediate update to the RF subsystem, and accordingly, receive an immediate update.</text:span></text:p>
      <text:p text:style-name="Text_20_body"><text:s text:c="2"/><text:span text:style-name="T11">Events initialed by the QCAN3. The AGV is listening to async communications from the QCAN3 as well. External events like intersection events; door open events may reach the QCAN3 immediately.</text:span></text:p>
      <text:h text:style-name="Heading_20_2" text:outline-level="2"><text:s text:c="2"/><text:span text:style-name="T14">Centralized Intersection controller.</text:span></text:h>
      <text:p text:style-name="Text_20_body"><text:s text:c="2"/><text:span text:style-name="T14">The peer to peer intersection protocol theory has an inherent flow. The control is established peer to peer, relying on the participants to obey a controller peer. However, if the communication to the controller entity is severed, the other peers interpret it as a go signal. The resource relied on positive acknowledgment for negative action. </text:span></text:p>
      <text:p text:style-name="P7"><text:s text:c="2"/><text:span text:style-name="T14">The other theory is based upon the theory of a dedicated intersection controller. The resource is now controlled by a central resource controller, turning the cycle of positive acknowledgment to a positive action. <text:s/>If the communication to the central resource controller is severed, it is interpreted as a negative action, stopping the AGV. This assures that the AGV only goes if it has permission from the central resource controller, which results in a failure free theory of intersection controller. This theory can also be implemented in the QCAN2. The optimization is fail free theory vs. the additional cost of QCANX controllers.</text:span></text:p>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55:09.321336578</meta:creation-date>
    <dc:date>2020-04-14T16:32:23.264761202</dc:date>
    <meta:editing-duration>PT58M46S</meta:editing-duration>
    <meta:editing-cycles>15</meta:editing-cycles>
    <meta:generator>LibreOffice/6.0.7.3$Linux_X86_64 LibreOffice_project/00m0$Build-3</meta:generator>
    <meta:document-statistic meta:table-count="0" meta:image-count="0" meta:object-count="0" meta:page-count="2" meta:paragraph-count="32" meta:word-count="696" meta:character-count="4251" meta:non-whitespace-character-count="3526"/>
  </office:meta>
</office:document-meta>
</file>